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Sans Unicode" svg:font-family="Lucida Sans Unicode" style:font-family-generic="swiss" style:font-pitch="variable" svg:panose-1="2 11 6 2 3 5 4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number text:level="1" text:style-name="WW_CharLFO11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Heading2" style:family="paragraph">
      <style:text-properties fo:language="en" fo:country="US"/>
    </style:style>
    <style:style style:name="P3" style:parent-style-name="Heading3" style:family="paragraph">
      <style:text-properties style:font-name="Calibri" style:font-name-complex="Calibri" fo:font-size="12pt" style:font-size-asian="12pt" style:font-size-complex="12pt" fo:language="en" fo:country="US"/>
    </style:style>
    <style:style style:name="P4" style:parent-style-name="Default" style:family="paragraph">
      <style:text-properties fo:language="en" fo:country="US"/>
    </style:style>
    <style:style style:name="P5" style:parent-style-name="Default" style:family="paragraph">
      <style:paragraph-properties fo:margin-bottom="0.0152in"/>
      <style:text-properties fo:language="en" fo:country="US"/>
    </style:style>
    <style:style style:name="P6" style:parent-style-name="Default" style:family="paragraph">
      <style:text-properties fo:language="en" fo:country="US"/>
    </style:style>
    <style:style style:name="P7" style:parent-style-name="Default" style:family="paragraph">
      <style:paragraph-properties fo:margin-bottom="0.0118in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font-size="11.5pt" style:font-size-asian="11.5pt" style:font-size-complex="11.5pt" fo:language="en" fo:country="US"/>
    </style:style>
    <style:style style:name="T12" style:parent-style-name="DefaultParagraphFon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" style:parent-style-name="DefaultParagraphFont" style:family="text">
      <style:text-properties fo:font-size="11.5pt" style:font-size-asian="11.5pt" style:font-size-complex="11.5pt" fo:language="en" fo:country="US"/>
    </style:style>
    <style:style style:name="P14" style:parent-style-name="Default" style:family="paragraph">
      <style:paragraph-properties fo:margin-bottom="0.0118in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font-size="11.5pt" style:font-size-asian="11.5pt" style:font-size-complex="11.5pt" fo:language="en" fo:country="US"/>
    </style:style>
    <style:style style:name="T17" style:parent-style-name="DefaultParagraphFont" style:family="text">
      <style:text-properties fo:font-size="11.5pt" style:font-size-asian="11.5pt" style:font-size-complex="11.5pt" fo:language="en" fo:country="US"/>
    </style:style>
    <style:style style:name="T18" style:parent-style-name="DefaultParagraphFon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" style:parent-style-name="DefaultParagraphFont" style:family="text">
      <style:text-properties fo:font-size="11.5pt" style:font-size-asian="11.5pt" style:font-size-complex="11.5pt" fo:language="en" fo:country="US"/>
    </style:style>
    <style:style style:name="P20" style:parent-style-name="Default" style:family="paragraph"/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font-size="11.5pt" style:font-size-asian="11.5pt" style:font-size-complex="11.5pt" fo:language="en" fo:country="US"/>
    </style:style>
    <style:style style:name="T23" style:parent-style-name="DefaultParagraphFont" style:family="text">
      <style:text-properties fo:font-size="11.5pt" style:font-size-asian="11.5pt" style:font-size-complex="11.5pt" fo:language="en" fo:country="US"/>
    </style:style>
    <style:style style:name="T24" style:parent-style-name="DefaultParagraphFon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" style:parent-style-name="DefaultParagraphFont" style:family="text">
      <style:text-properties fo:font-size="11.5pt" style:font-size-asian="11.5pt" style:font-size-complex="11.5pt" fo:language="en" fo:country="US"/>
    </style:style>
    <style:style style:name="P26" style:parent-style-name="Default" style:family="paragraph">
      <style:text-properties fo:font-size="11.5pt" style:font-size-asian="11.5pt" style:font-size-complex="11.5pt" fo:language="en" fo:country="US"/>
    </style:style>
    <style:style style:name="P27" style:parent-style-name="Default" style:family="paragraph">
      <style:text-properties fo:language="en" fo:country="US"/>
    </style:style>
    <style:style style:name="P28" style:parent-style-name="Default" style:family="paragraph"/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" style:parent-style-name="DefaultParagraphFont" style:family="text">
      <style:text-properties fo:language="en" fo:country="US"/>
    </style:style>
    <style:style style:name="P34" style:parent-style-name="Default" style:family="paragraph"/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" style:parent-style-name="DefaultParagraphFont" style:family="text">
      <style:text-properties fo:language="en" fo:country="US"/>
    </style:style>
    <style:style style:name="P40" style:parent-style-name="Heading3" style:family="paragraph">
      <style:text-properties fo:language="en" fo:country="US"/>
    </style:style>
    <style:style style:name="P41" style:parent-style-name="Default" style:family="paragraph">
      <style:text-properties fo:font-size="11.5pt" style:font-size-asian="11.5pt" style:font-size-complex="11.5pt" fo:language="en" fo:country="US"/>
    </style:style>
    <style:style style:name="P42" style:parent-style-name="Default" style:family="paragraph">
      <style:paragraph-properties fo:margin-bottom="0.025in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5" style:parent-style-name="Default" style:family="paragraph">
      <style:paragraph-properties fo:margin-bottom="0.025in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9" style:parent-style-name="Default" style:family="paragraph">
      <style:paragraph-properties fo:margin-bottom="0.025in"/>
    </style:style>
    <style:style style:name="T50" style:parent-style-name="DefaultParagraphFont" style:family="text">
      <style:text-properties fo:language="en" fo:country="US"/>
    </style:style>
    <style:style style:name="T51" style:parent-style-name="DefaultParagraphFon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2" style:parent-style-name="Default" style:family="paragraph">
      <style:text-properties fo:font-size="11.5pt" style:font-size-asian="11.5pt" style:font-size-complex="11.5pt" fo:language="en" fo:country="US"/>
    </style:style>
    <style:style style:name="P53" style:parent-style-name="Default" style:family="paragraph">
      <style:text-properties fo:language="en" fo:country="US"/>
    </style:style>
    <style:style style:name="P54" style:parent-style-name="Heading2" style:family="paragraph">
      <style:text-properties fo:language="en" fo:country="US"/>
    </style:style>
    <style:style style:name="P55" style:parent-style-name="Heading3" style:family="paragraph">
      <style:text-properties style:font-name="Calibri" style:font-name-complex="Calibri" fo:font-size="12pt" style:font-size-asian="12pt" style:font-size-complex="12pt" fo:language="en" fo:country="US"/>
    </style:style>
    <style:style style:name="P56" style:parent-style-name="ListParagraph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language="en" fo:country="US"/>
    </style:style>
    <style:style style:name="P57" style:parent-style-name="ListParagraph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language="en" fo:country="US"/>
    </style:style>
    <style:style style:name="P58" style:parent-style-name="Heading3" style:family="paragraph">
      <style:text-properties style:font-name="Calibri" style:font-name-complex="Calibri" fo:font-size="12pt" style:font-size-asian="12pt" style:font-size-complex="12pt" fo:language="en" fo:country="US"/>
    </style:style>
    <style:style style:name="P5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0" style:parent-style-name="ListParagraph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1" style:parent-style-name="ListParagraph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2" style:parent-style-name="Heading2" style:family="paragraph">
      <style:text-properties fo:language="en" fo:country="US"/>
    </style:style>
    <style:style style:name="P63" style:parent-style-name="Heading3" style:family="paragraph">
      <style:text-properties style:font-name="Calibri" style:font-name-complex="Calibri" fo:font-size="12pt" style:font-size-asian="12pt" style:font-size-complex="12pt" fo:language="en" fo:country="US"/>
    </style:style>
    <style:style style:name="P64" style:parent-style-name="NoSpacing" style:family="paragraph">
      <style:text-properties fo:language="en" fo:country="US"/>
    </style:style>
    <style:style style:name="P65" style:parent-style-name="NoSpacing" style:family="paragraph">
      <style:text-properties fo:language="en" fo:country="US"/>
    </style:style>
    <style:style style:name="P66" style:parent-style-name="Heading3" style:family="paragraph">
      <style:text-properties style:font-name="Calibri" style:font-name-complex="Calibri" fo:font-size="12pt" style:font-size-asian="12pt" style:font-size-complex="12pt" fo:language="en" fo:country="US"/>
    </style:style>
    <style:style style:name="P67" style:parent-style-name="Heading4" style:family="paragraph">
      <style:text-properties fo:language="en" fo:country="US"/>
    </style:style>
    <style:style style:name="P68" style:parent-style-name="NoSpacing" style:family="paragraph">
      <style:text-properties fo:language="en" fo:country="US"/>
    </style:style>
    <style:style style:name="P69" style:parent-style-name="NoSpacing" style:family="paragraph"/>
    <style:style style:name="T70" style:parent-style-name="DefaultParagraphFont" style:family="text">
      <style:text-properties fo:language="en" fo:country="US"/>
    </style:style>
    <style:style style:name="T71" style:parent-style-name="DefaultParagraphFont" style:family="text">
      <style:text-properties fo:language="en" fo:country="US"/>
    </style:style>
    <style:style style:name="T72" style:parent-style-name="Hyperlink" style:family="text">
      <style:text-properties fo:language="en" fo:country="US"/>
    </style:style>
    <style:style style:name="T73" style:parent-style-name="Hyperlink" style:family="text">
      <style:text-properties fo:language="en" fo:country="US"/>
    </style:style>
    <style:style style:name="T74" style:parent-style-name="Hyperlink" style:family="text">
      <style:text-properties fo:language="en" fo:country="US"/>
    </style:style>
    <style:style style:name="P75" style:parent-style-name="NoSpacing" style:family="paragraph">
      <style:text-properties fo:language="en" fo:country="US"/>
    </style:style>
    <style:style style:name="P76" style:parent-style-name="NoSpacing" style:family="paragraph">
      <style:text-properties fo:language="en" fo:country="US"/>
    </style:style>
    <style:style style:name="P77" style:parent-style-name="NoSpacing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78" style:parent-style-name="NoSpacing" style:family="paragraph">
      <style:paragraph-properties fo:margin-left="0.9847in" fo:text-indent="-0.2347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79" style:parent-style-name="NoSpacing" style:family="paragraph">
      <style:paragraph-properties fo:margin-left="0.9847in" fo:text-indent="-0.2347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80" style:parent-style-name="NoSpacing" style:family="paragraph">
      <style:paragraph-properties fo:margin-left="0.9847in" fo:text-indent="-0.2347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81" style:parent-style-name="NoSpacing" style:family="paragraph">
      <style:paragraph-properties fo:margin-left="0.9847in" fo:text-indent="-0.2347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82" style:parent-style-name="NoSpacing" style:family="paragraph">
      <style:paragraph-properties fo:margin-left="0.9847in" fo:text-indent="-0.2347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83" style:parent-style-name="NoSpacing" style:family="paragraph">
      <style:paragraph-properties fo:margin-left="0.9847in" fo:text-indent="-0.2347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84" style:parent-style-name="NoSpacing" style:family="paragraph">
      <style:paragraph-properties fo:margin-left="0.9847in" fo:text-indent="-0.2347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85" style:parent-style-name="NoSpacing" style:family="paragraph">
      <style:paragraph-properties fo:margin-left="0.9847in" fo:text-indent="-0.2347in">
        <style:tab-stops/>
      </style:paragraph-properties>
      <style:text-properties style:font-name="Courier New" style:font-name-complex="Courier New" fo:font-size="8pt" style:font-size-asian="8pt" style:font-size-complex="8pt" fo:language="en" fo:country="US"/>
    </style:style>
    <style:style style:name="P86" style:parent-style-name="NoSpacing" style:family="paragraph">
      <style:text-properties fo:language="en" fo:country="US"/>
    </style:style>
    <style:style style:name="P87" style:parent-style-name="NoSpacing" style:family="paragraph">
      <style:text-properties fo:language="en" fo:country="US"/>
    </style:style>
    <style:style style:name="P88" style:parent-style-name="NoSpacing" style:family="paragraph">
      <style:text-properties fo:language="en" fo:country="US"/>
    </style:style>
    <style:style style:name="P89" style:parent-style-name="NoSpacing" style:family="paragraph">
      <style:text-properties fo:language="en" fo:country="US"/>
    </style:style>
    <style:style style:name="P90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91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92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93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94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95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96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97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98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99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100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101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102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103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104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105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106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107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108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109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110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111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112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113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114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115" style:parent-style-name="NoSpacing" style:family="paragraph">
      <style:text-properties fo:language="en" fo:country="US"/>
    </style:style>
    <style:style style:name="P116" style:parent-style-name="NoSpacing" style:family="paragraph">
      <style:text-properties fo:language="en" fo:country="US"/>
    </style:style>
    <style:style style:name="P117" style:parent-style-name="Heading4" style:family="paragraph">
      <style:text-properties fo:language="en" fo:country="US"/>
    </style:style>
    <style:style style:name="P118" style:parent-style-name="Heading5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Spacing" style:family="paragraph"/>
    <style:style style:name="T122" style:parent-style-name="DefaultParagraphFont" style:family="text">
      <style:text-properties fo:language="en" fo:country="US"/>
    </style:style>
    <style:style style:name="T123" style:parent-style-name="DefaultParagraphFont" style:family="text">
      <style:text-properties fo:language="en" fo:country="US"/>
    </style:style>
    <style:style style:name="T124" style:parent-style-name="DefaultParagraphFont" style:family="text">
      <style:text-properties fo:font-style="italic" style:font-style-asian="italic" style:font-style-complex="italic" fo:language="en" fo:country="US"/>
    </style:style>
    <style:style style:name="T125" style:parent-style-name="DefaultParagraphFont" style:family="text">
      <style:text-properties fo:font-weight="bold" style:font-weight-asian="bold" style:font-weight-complex="bold" fo:language="en" fo:country="US"/>
    </style:style>
    <style:style style:name="T126" style:parent-style-name="DefaultParagraphFont" style:family="text">
      <style:text-properties fo:language="en" fo:country="US"/>
    </style:style>
    <style:style style:name="T127" style:parent-style-name="DefaultParagraphFont" style:family="text">
      <style:text-properties fo:language="en" fo:country="US"/>
    </style:style>
    <style:style style:name="P128" style:parent-style-name="NoSpacing" style:family="paragraph"/>
    <style:style style:name="T129" style:parent-style-name="DefaultParagraphFont" style:family="text">
      <style:text-properties fo:language="en" fo:country="US"/>
    </style:style>
    <style:style style:name="T130" style:parent-style-name="DefaultParagraphFont" style:family="text">
      <style:text-properties fo:language="en" fo:country="US"/>
    </style:style>
    <style:style style:name="T131" style:parent-style-name="DefaultParagraphFont" style:family="text">
      <style:text-properties fo:font-style="italic" style:font-style-asian="italic" style:font-style-complex="italic" fo:language="en" fo:country="US"/>
    </style:style>
    <style:style style:name="T132" style:parent-style-name="DefaultParagraphFont" style:family="text">
      <style:text-properties fo:font-weight="bold" style:font-weight-asian="bold" style:font-weight-complex="bold" fo:language="en" fo:country="US"/>
    </style:style>
    <style:style style:name="T133" style:parent-style-name="DefaultParagraphFont" style:family="text">
      <style:text-properties fo:language="en" fo:country="US"/>
    </style:style>
    <style:style style:name="P134" style:parent-style-name="NoSpacing" style:family="paragraph"/>
    <style:style style:name="T135" style:parent-style-name="DefaultParagraphFont" style:family="text">
      <style:text-properties fo:font-style="italic" style:font-style-asian="italic" style:font-style-complex="italic" fo:language="en" fo:country="US"/>
    </style:style>
    <style:style style:name="T136" style:parent-style-name="DefaultParagraphFont" style:family="text">
      <style:text-properties fo:font-style="italic" style:font-style-asian="italic" style:font-style-complex="italic" fo:language="en" fo:country="US"/>
    </style:style>
    <style:style style:name="T137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38" style:parent-style-name="DefaultParagraphFont" style:family="text">
      <style:text-properties fo:font-style="italic" style:font-style-asian="italic" style:font-style-complex="italic" fo:language="en" fo:country="US"/>
    </style:style>
    <style:style style:name="T139" style:parent-style-name="DefaultParagraphFont" style:family="text">
      <style:text-properties fo:font-style="italic" style:font-style-asian="italic" style:font-style-complex="italic" fo:language="en" fo:country="US"/>
    </style:style>
    <style:style style:name="P140" style:parent-style-name="NormalWeb" style:family="paragraph">
      <style:paragraph-properties fo:margin-top="0in" fo:margin-bottom="0in" fo:margin-left="0.25in" fo:background-color="#FCFBFA">
        <style:tab-stops/>
      </style:paragraph-properties>
    </style:style>
    <style:style style:name="T141" style:parent-style-name="DefaultParagraphFont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T142" style:parent-style-name="Strong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T143" style:parent-style-name="DefaultParagraphFont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P144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145" style:parent-style-name="NormalWeb" style:family="paragraph">
      <style:paragraph-properties fo:margin-top="0in" fo:margin-bottom="0in" fo:margin-left="0.25in" fo:background-color="#FCFBFA">
        <style:tab-stops/>
      </style:paragraph-properties>
    </style:style>
    <style:style style:name="T146" style:parent-style-name="DefaultParagraphFont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T147" style:parent-style-name="Strong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T148" style:parent-style-name="DefaultParagraphFont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P149" style:parent-style-name="NormalWeb" style:family="paragraph">
      <style:paragraph-properties fo:margin-top="0in" fo:margin-bottom="0in" fo:margin-left="0.25in" fo:background-color="#FCFBFA">
        <style:tab-stops/>
      </style:paragraph-properties>
    </style:style>
    <style:style style:name="T150" style:parent-style-name="DefaultParagraphFont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T151" style:parent-style-name="Strong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T152" style:parent-style-name="DefaultParagraphFont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P153" style:parent-style-name="NormalWeb" style:family="paragraph">
      <style:paragraph-properties fo:margin-top="0in" fo:margin-bottom="0in" fo:margin-left="0.25in" fo:background-color="#FCFBFA">
        <style:tab-stops/>
      </style:paragraph-properties>
    </style:style>
    <style:style style:name="T154" style:parent-style-name="DefaultParagraphFont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T155" style:parent-style-name="DefaultParagraphFont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T156" style:parent-style-name="Strong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T157" style:parent-style-name="DefaultParagraphFont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P158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159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160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161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162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163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164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165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166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167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168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169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170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171" style:parent-style-name="NormalWeb" style:family="paragraph">
      <style:paragraph-properties fo:margin-top="0in" fo:margin-bottom="0in" fo:margin-left="0.25in" fo:background-color="#FCFBFA">
        <style:tab-stops/>
      </style:paragraph-properties>
    </style:style>
    <style:style style:name="T172" style:parent-style-name="DefaultParagraphFont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T173" style:parent-style-name="DefaultParagraphFont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T174" style:parent-style-name="DefaultParagraphFont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P175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176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177" style:parent-style-name="NormalWeb" style:family="paragraph">
      <style:paragraph-properties fo:margin-top="0in" fo:margin-bottom="0in" fo:margin-left="0.25in" fo:background-color="#FCFBFA">
        <style:tab-stops/>
      </style:paragraph-properties>
    </style:style>
    <style:style style:name="T178" style:parent-style-name="DefaultParagraphFont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T179" style:parent-style-name="apple-converted-space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T180" style:parent-style-name="Strong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P181" style:parent-style-name="NormalWeb" style:family="paragraph">
      <style:paragraph-properties fo:margin-top="0in" fo:margin-bottom="0in" fo:margin-left="0.25in" fo:background-color="#FCFBFA">
        <style:tab-stops/>
      </style:paragraph-properties>
    </style:style>
    <style:style style:name="T182" style:parent-style-name="DefaultParagraphFont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T183" style:parent-style-name="DefaultParagraphFont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T184" style:parent-style-name="DefaultParagraphFont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P185" style:parent-style-name="NormalWeb" style:family="paragraph">
      <style:paragraph-properties fo:margin-top="0in" fo:margin-bottom="0in" fo:margin-left="0.25in" fo:background-color="#FCFBFA">
        <style:tab-stops/>
      </style:paragraph-properties>
    </style:style>
    <style:style style:name="T186" style:parent-style-name="DefaultParagraphFont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T187" style:parent-style-name="DefaultParagraphFont" style:family="text">
      <style:text-properties style:font-name="Lucida Sans Unicode" style:font-name-complex="Lucida Sans Unicode" fo:font-size="8pt" style:font-size-asian="8pt" style:font-size-complex="8pt"/>
    </style:style>
    <style:style style:name="P188" style:parent-style-name="NoSpacing" style:family="paragraph">
      <style:text-properties fo:language="en" fo:country="US"/>
    </style:style>
    <style:style style:name="P189" style:parent-style-name="NoSpacing" style:family="paragraph"/>
    <style:style style:name="T190" style:parent-style-name="DefaultParagraphFont" style:family="text">
      <style:text-properties fo:language="en" fo:country="US"/>
    </style:style>
    <style:style style:name="T191" style:parent-style-name="DefaultParagraphFont" style:family="text">
      <style:text-properties fo:font-style="italic" style:font-style-asian="italic" style:font-style-complex="italic"/>
    </style:style>
    <style:style style:name="T192" style:parent-style-name="DefaultParagraphFont" style:family="text">
      <style:text-properties fo:font-weight="bold" style:font-weight-asian="bold" style:font-weight-complex="bold"/>
    </style:style>
    <style:style style:name="T193" style:parent-style-name="DefaultParagraphFont" style:family="text">
      <style:text-properties fo:language="en" fo:country="US"/>
    </style:style>
    <style:style style:name="P194" style:parent-style-name="NoSpacing" style:family="paragraph">
      <style:text-properties fo:language="en" fo:country="US"/>
    </style:style>
    <style:style style:name="P195" style:parent-style-name="NormalWeb" style:family="paragraph">
      <style:paragraph-properties fo:margin-top="0in" fo:margin-bottom="0in" fo:margin-left="0.25in" fo:background-color="#FCFBFA">
        <style:tab-stops/>
      </style:paragraph-properties>
    </style:style>
    <style:style style:name="T196" style:parent-style-name="DefaultParagraphFont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T197" style:parent-style-name="DefaultParagraphFont" style:family="text">
      <style:text-properties style:font-name="Lucida Sans Unicode" style:font-name-complex="Lucida Sans Unicode" fo:font-weight="bold" style:font-weight-asian="bold" style:font-weight-complex="bold" fo:font-size="8pt" style:font-size-asian="8pt" style:font-size-complex="8pt"/>
    </style:style>
    <style:style style:name="T198" style:parent-style-name="DefaultParagraphFont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P199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200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201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202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203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204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205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206" style:parent-style-name="NormalWeb" style:family="paragraph">
      <style:paragraph-properties fo:margin-top="0in" fo:margin-bottom="0in" fo:margin-left="0.25in" fo:background-color="#FCFBFA">
        <style:tab-stops/>
      </style:paragraph-properties>
    </style:style>
    <style:style style:name="T207" style:parent-style-name="DefaultParagraphFont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T208" style:parent-style-name="DefaultParagraphFont" style:family="text">
      <style:text-properties style:font-name="Lucida Sans Unicode" style:font-name-complex="Lucida Sans Unicode" fo:font-size="8pt" style:font-size-asian="8pt" style:font-size-complex="8pt" fo:language="en" fo:country="US"/>
    </style:style>
    <style:style style:name="T209" style:parent-style-name="DefaultParagraphFont" style:family="text">
      <style:text-properties style:font-name="Lucida Sans Unicode" style:font-name-complex="Lucida Sans Unicode" fo:font-weight="bold" style:font-weight-asian="bold" style:font-weight-complex="bold" fo:font-size="8pt" style:font-size-asian="8pt" style:font-size-complex="8pt" fo:language="en" fo:country="US"/>
    </style:style>
    <style:style style:name="P210" style:parent-style-name="NormalWeb" style:family="paragraph">
      <style:paragraph-properties fo:margin-top="0in" fo:margin-bottom="0in" fo:margin-left="0.25in" fo:background-color="#FCFBFA">
        <style:tab-stops/>
      </style:paragraph-properties>
    </style:style>
    <style:style style:name="T211" style:parent-style-name="DefaultParagraphFont" style:family="text">
      <style:text-properties style:font-name="Lucida Sans Unicode" style:font-name-complex="Lucida Sans Unicode" fo:font-weight="bold" style:font-weight-asian="bold" style:font-weight-complex="bold" fo:font-size="8pt" style:font-size-asian="8pt" style:font-size-complex="8pt"/>
    </style:style>
    <style:style style:name="P212" style:parent-style-name="NormalWeb" style:family="paragraph">
      <style:paragraph-properties fo:margin-top="0in" fo:margin-bottom="0in" fo:margin-left="0.25in" fo:background-color="#FCFBFA">
        <style:tab-stops/>
      </style:paragraph-properties>
    </style:style>
    <style:style style:name="T213" style:parent-style-name="DefaultParagraphFont" style:family="text">
      <style:text-properties style:font-name="Lucida Sans Unicode" style:font-name-complex="Lucida Sans Unicode" fo:font-weight="bold" style:font-weight-asian="bold" style:font-weight-complex="bold" fo:font-size="8pt" style:font-size-asian="8pt" style:font-size-complex="8pt"/>
    </style:style>
    <style:style style:name="P214" style:parent-style-name="NormalWeb" style:family="paragraph">
      <style:paragraph-properties fo:margin-top="0in" fo:margin-bottom="0in" fo:margin-left="0.25in" fo:background-color="#FCFBFA">
        <style:tab-stops/>
      </style:paragraph-properties>
    </style:style>
    <style:style style:name="T215" style:parent-style-name="DefaultParagraphFont" style:family="text">
      <style:text-properties style:font-name="Lucida Sans Unicode" style:font-name-complex="Lucida Sans Unicode" fo:font-weight="bold" style:font-weight-asian="bold" style:font-weight-complex="bold" fo:font-size="8pt" style:font-size-asian="8pt" style:font-size-complex="8pt"/>
    </style:style>
    <style:style style:name="T216" style:parent-style-name="DefaultParagraphFont" style:family="text">
      <style:text-properties style:font-name="Lucida Sans Unicode" style:font-name-complex="Lucida Sans Unicode" fo:font-weight="bold" style:font-weight-asian="bold" style:font-weight-complex="bold" fo:font-size="8pt" style:font-size-asian="8pt" style:font-size-complex="8pt"/>
    </style:style>
    <style:style style:name="P217" style:parent-style-name="NormalWeb" style:family="paragraph">
      <style:paragraph-properties fo:margin-top="0in" fo:margin-bottom="0in" fo:margin-left="0.25in" fo:background-color="#FCFBFA">
        <style:tab-stops/>
      </style:paragraph-properties>
    </style:style>
    <style:style style:name="T218" style:parent-style-name="DefaultParagraphFont" style:family="text">
      <style:text-properties style:font-name="Lucida Sans Unicode" style:font-name-complex="Lucida Sans Unicode" fo:font-weight="bold" style:font-weight-asian="bold" style:font-weight-complex="bold" fo:font-size="8pt" style:font-size-asian="8pt" style:font-size-complex="8pt"/>
    </style:style>
    <style:style style:name="P219" style:parent-style-name="NormalWeb" style:family="paragraph">
      <style:paragraph-properties fo:margin-top="0in" fo:margin-bottom="0in" fo:margin-left="0.25in" fo:background-color="#FCFBFA">
        <style:tab-stops/>
      </style:paragraph-properties>
    </style:style>
    <style:style style:name="T220" style:parent-style-name="DefaultParagraphFont" style:family="text">
      <style:text-properties style:font-name="Lucida Sans Unicode" style:font-name-complex="Lucida Sans Unicode" fo:font-weight="bold" style:font-weight-asian="bold" style:font-weight-complex="bold" fo:font-size="8pt" style:font-size-asian="8pt" style:font-size-complex="8pt"/>
    </style:style>
    <style:style style:name="P221" style:parent-style-name="NormalWeb" style:family="paragraph">
      <style:paragraph-properties fo:margin-top="0in" fo:margin-bottom="0in" fo:margin-left="0.25in" fo:background-color="#FCFBFA">
        <style:tab-stops/>
      </style:paragraph-properties>
    </style:style>
    <style:style style:name="T222" style:parent-style-name="DefaultParagraphFont" style:family="text">
      <style:text-properties style:font-name="Lucida Sans Unicode" style:font-name-complex="Lucida Sans Unicode" fo:font-weight="bold" style:font-weight-asian="bold" style:font-weight-complex="bold" fo:font-size="8pt" style:font-size-asian="8pt" style:font-size-complex="8pt"/>
    </style:style>
    <style:style style:name="T223" style:parent-style-name="DefaultParagraphFont" style:family="text">
      <style:text-properties style:font-name="Lucida Sans Unicode" style:font-name-complex="Lucida Sans Unicode" fo:font-weight="bold" style:font-weight-asian="bold" style:font-weight-complex="bold" fo:font-size="8pt" style:font-size-asian="8pt" style:font-size-complex="8pt"/>
    </style:style>
    <style:style style:name="T224" style:parent-style-name="DefaultParagraphFont" style:family="text">
      <style:text-properties style:font-name="Lucida Sans Unicode" style:font-name-complex="Lucida Sans Unicode" fo:font-weight="bold" style:font-weight-asian="bold" style:font-weight-complex="bold" fo:font-size="8pt" style:font-size-asian="8pt" style:font-size-complex="8pt" fo:language="en" fo:country="US"/>
    </style:style>
    <style:style style:name="P225" style:parent-style-name="NormalWeb" style:family="paragraph">
      <style:paragraph-properties fo:margin-top="0in" fo:margin-bottom="0in" fo:margin-left="0.25in" fo:background-color="#FCFBFA">
        <style:tab-stops/>
      </style:paragraph-properties>
    </style:style>
    <style:style style:name="T226" style:parent-style-name="DefaultParagraphFont" style:family="text">
      <style:text-properties style:font-name="Lucida Sans Unicode" style:font-name-complex="Lucida Sans Unicode" fo:font-weight="bold" style:font-weight-asian="bold" style:font-weight-complex="bold" fo:font-size="8pt" style:font-size-asian="8pt" style:font-size-complex="8pt" fo:language="en" fo:country="US"/>
    </style:style>
    <style:style style:name="P227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228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229" style:parent-style-name="NormalWeb" style:family="paragraph">
      <style:paragraph-properties fo:margin-top="0in" fo:margin-bottom="0in" fo:margin-left="0.25in" fo:background-color="#FCFBFA">
        <style:tab-stops/>
      </style:paragraph-properties>
      <style:text-properties style:font-name="Lucida Sans Unicode" style:font-name-complex="Lucida Sans Unicode" fo:font-size="8pt" style:font-size-asian="8pt" style:font-size-complex="8pt" fo:language="en" fo:country="US"/>
    </style:style>
    <style:style style:name="P230" style:parent-style-name="NoSpacing" style:family="paragraph">
      <style:text-properties fo:language="en" fo:country="US"/>
    </style:style>
    <style:style style:name="P231" style:parent-style-name="NoSpacing" style:family="paragraph"/>
    <style:style style:name="T232" style:parent-style-name="DefaultParagraphFont" style:family="text">
      <style:text-properties fo:language="en" fo:country="US"/>
    </style:style>
    <style:style style:name="T233" style:parent-style-name="DefaultParagraphFont" style:family="text">
      <style:text-properties fo:language="en" fo:country="US"/>
    </style:style>
    <style:style style:name="T234" style:parent-style-name="DefaultParagraphFont" style:family="text">
      <style:text-properties fo:font-style="italic" style:font-style-asian="italic" style:font-style-complex="italic" fo:language="en" fo:country="US"/>
    </style:style>
    <style:style style:name="T235" style:parent-style-name="DefaultParagraphFont" style:family="text">
      <style:text-properties fo:font-weight="bold" style:font-weight-asian="bold" style:font-weight-complex="bold" fo:language="en" fo:country="US"/>
    </style:style>
    <style:style style:name="T236" style:parent-style-name="DefaultParagraphFont" style:family="text">
      <style:text-properties fo:language="en" fo:country="US"/>
    </style:style>
    <style:style style:name="P237" style:parent-style-name="NoSpacing" style:family="paragraph">
      <style:text-properties fo:language="en" fo:country="US"/>
    </style:style>
    <style:style style:name="P238" style:parent-style-name="NoSpacing" style:family="paragraph"/>
    <style:style style:name="T239" style:parent-style-name="DefaultParagraphFont" style:family="text">
      <style:text-properties fo:language="en" fo:country="US"/>
    </style:style>
    <style:style style:name="T240" style:parent-style-name="DefaultParagraphFont" style:family="text">
      <style:text-properties fo:language="en" fo:country="US"/>
    </style:style>
    <style:style style:name="P241" style:parent-style-name="NoSpacing" style:family="paragraph">
      <style:text-properties fo:language="en" fo:country="US"/>
    </style:style>
    <style:style style:name="P242" style:parent-style-name="Heading5" style:family="paragraph">
      <style:text-properties fo:language="en" fo:country="US"/>
    </style:style>
    <style:style style:name="P243" style:parent-style-name="NoSpacing" style:family="paragraph">
      <style:text-properties fo:language="en" fo:country="US"/>
    </style:style>
    <style:style style:name="P244" style:parent-style-name="NoSpacing" style:family="paragraph">
      <style:text-properties fo:language="en" fo:country="US"/>
    </style:style>
    <style:style style:name="P245" style:parent-style-name="NoSpacing" style:family="paragraph">
      <style:text-properties fo:language="en" fo:country="US"/>
    </style:style>
    <style:style style:name="P246" style:parent-style-name="ListParagraph" style:family="paragraph">
      <style:text-properties fo:language="en" fo:country="US"/>
    </style:style>
    <style:style style:name="P247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248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249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250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251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252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253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254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255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256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257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258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259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260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261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262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263" style:parent-style-name="NoSpacing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264" style:parent-style-name="Heading4" style:family="paragraph">
      <style:text-properties fo:language="en" fo:country="US"/>
    </style:style>
    <style:style style:name="P265" style:parent-style-name="NoSpacing" style:family="paragraph">
      <style:text-properties fo:language="en" fo:country="US"/>
    </style:style>
    <style:style style:name="P266" style:parent-style-name="NoSpacing" style:family="paragraph">
      <style:text-properties fo:language="en" fo:country="US"/>
    </style:style>
    <style:style style:name="P267" style:parent-style-name="Heading2" style:family="paragraph">
      <style:text-properties fo:language="en" fo:country="US"/>
    </style:style>
    <style:style style:name="P268" style:parent-style-name="NoSpacing" style:family="paragraph">
      <style:text-properties fo:language="en" fo:country="US"/>
    </style:style>
    <style:style style:name="P269" style:parent-style-name="NoSpacing" style:family="paragraph">
      <style:text-properties fo:language="en" fo:country="US"/>
    </style:style>
    <style:style style:name="P270" style:parent-style-name="NoSpacing" style:family="paragraph">
      <style:text-properties fo:language="en" fo:country="US"/>
    </style:style>
    <style:style style:name="P271" style:parent-style-name="Heading3" style:family="paragraph">
      <style:text-properties fo:language="en" fo:country="US"/>
    </style:style>
    <style:style style:name="P272" style:parent-style-name="NoSpacing" style:family="paragraph">
      <style:text-properties fo:font-size="12pt" style:font-size-asian="12pt" style:font-size-complex="12pt" fo:language="en" fo:country="US"/>
    </style:style>
    <style:style style:name="P273" style:parent-style-name="NoSpacing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274" style:parent-style-name="NoSpacing" style:family="paragraph">
      <style:text-properties fo:language="en" fo:country="US"/>
    </style:style>
    <style:style style:name="P275" style:parent-style-name="NoSpacing" style:family="paragraph">
      <style:text-properties fo:language="en" fo:country="US"/>
    </style:style>
    <style:style style:name="P276" style:parent-style-name="NoSpacing" style:family="paragraph">
      <style:text-properties fo:language="en" fo:country="US"/>
    </style:style>
    <style:style style:name="P277" style:parent-style-name="NoSpacing" style:family="paragraph">
      <style:text-properties fo:language="en" fo:country="US"/>
    </style:style>
    <style:style style:name="P278" style:parent-style-name="NoSpacing" style:family="paragraph">
      <style:text-properties fo:language="en" fo:country="US"/>
    </style:style>
    <style:style style:name="P279" style:parent-style-name="NoSpacing" style:family="paragraph"/>
    <style:style style:name="T280" style:parent-style-name="DefaultParagraphFont" style:family="text">
      <style:text-properties fo:language="en" fo:country="US"/>
    </style:style>
    <style:style style:name="T281" style:parent-style-name="DefaultParagraphFont" style:family="text">
      <style:text-properties fo:language="en" fo:country="US"/>
    </style:style>
    <style:style style:name="T282" style:parent-style-name="DefaultParagraphFon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83" style:parent-style-name="NoSpacing" style:family="paragraph"/>
    <style:style style:name="T284" style:parent-style-name="DefaultParagraphFont" style:family="text">
      <style:text-properties fo:language="en" fo:country="US"/>
    </style:style>
    <style:style style:name="T285" style:parent-style-name="DefaultParagraphFont" style:family="text">
      <style:text-properties fo:language="en" fo:country="US"/>
    </style:style>
    <style:style style:name="T286" style:parent-style-name="DefaultParagraphFont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87" style:parent-style-name="NoSpacing" style:family="paragraph"/>
    <style:style style:name="T288" style:parent-style-name="DefaultParagraphFont" style:family="text">
      <style:text-properties fo:language="en" fo:country="US"/>
    </style:style>
    <style:style style:name="T289" style:parent-style-name="DefaultParagraphFont" style:family="text">
      <style:text-properties fo:font-weight="bold" style:font-weight-asian="bold" fo:language="en" fo:country="US"/>
    </style:style>
    <style:style style:name="T290" style:parent-style-name="DefaultParagraphFont" style:family="text">
      <style:text-properties fo:language="en" fo:country="US"/>
    </style:style>
    <style:style style:name="T291" style:parent-style-name="DefaultParagraphFont" style:family="text">
      <style:text-properties fo:language="en" fo:country="US"/>
    </style:style>
    <style:style style:name="T292" style:parent-style-name="DefaultParagraphFont" style:family="text">
      <style:text-properties fo:language="en" fo:country="US"/>
    </style:style>
    <style:style style:name="T293" style:parent-style-name="DefaultParagraphFont" style:family="text">
      <style:text-properties fo:language="en" fo:country="US"/>
    </style:style>
    <style:style style:name="P294" style:parent-style-name="NoSpacing" style:family="paragraph">
      <style:text-properties fo:language="en" fo:country="US"/>
    </style:style>
    <style:style style:name="P295" style:parent-style-name="NoSpacing" style:family="paragraph">
      <style:text-properties fo:language="en" fo:country="US"/>
    </style:style>
    <style:style style:name="P296" style:parent-style-name="Heading3" style:family="paragraph">
      <style:text-properties fo:language="en" fo:country="US"/>
    </style:style>
    <style:style style:name="P297" style:parent-style-name="NoSpacing" style:family="paragraph">
      <style:text-properties fo:language="en" fo:country="US"/>
    </style:style>
    <style:style style:name="P298" style:parent-style-name="NoSpacing" style:family="paragraph"/>
    <style:style style:name="T299" style:parent-style-name="DefaultParagraphFont" style:family="text">
      <style:text-properties fo:language="en" fo:country="US"/>
    </style:style>
    <style:style style:name="T300" style:parent-style-name="DefaultParagraphFont" style:family="text">
      <style:text-properties fo:font-weight="bold" style:font-weight-asian="bold" fo:language="en" fo:country="US"/>
    </style:style>
    <style:style style:name="T301" style:parent-style-name="DefaultParagraphFont" style:family="text">
      <style:text-properties fo:language="en" fo:country="US"/>
    </style:style>
    <style:style style:name="T302" style:parent-style-name="DefaultParagraphFont" style:family="text">
      <style:text-properties fo:language="en" fo:country="US"/>
    </style:style>
    <style:style style:name="T303" style:parent-style-name="DefaultParagraphFont" style:family="text">
      <style:text-properties fo:language="en" fo:country="US"/>
    </style:style>
    <style:style style:name="P304" style:parent-style-name="NoSpacing" style:family="paragraph">
      <style:text-properties fo:language="en" fo:country="US"/>
    </style:style>
    <style:style style:name="P305" style:parent-style-name="NoSpacing" style:family="paragraph">
      <style:text-properties fo:language="en" fo:country="US"/>
    </style:style>
    <style:style style:name="P306" style:parent-style-name="Heading2" style:family="paragraph">
      <style:text-properties fo:language="en" fo:country="US"/>
    </style:style>
    <style:style style:name="P307" style:parent-style-name="Default" style:family="paragraph">
      <style:text-properties fo:language="en" fo:country="US"/>
    </style:style>
    <style:style style:name="P308" style:parent-style-name="Default" style:family="paragraph">
      <style:text-properties fo:font-size="11.5pt" style:font-size-asian="11.5pt" style:font-size-complex="11.5pt" fo:language="en" fo:country="US"/>
    </style:style>
  </office:automatic-styles>
  <office:body>
    <office:text text:use-soft-page-breaks="true">
      <text:h text:style-name="P1" text:outline-level="1">PlanningSuite setup</text:h>
      <text:h text:style-name="P2" text:outline-level="2">Database</text:h>
      <text:h text:style-name="P3" text:outline-level="3">DB-server setup:</text:h>
      <text:list text:style-name="LFO1" text:continue-numbering="true">
        <text:list-item>
          <text:p text:style-name="P4">Install Mysql 5 Server (Tested with version 5.5)</text:p>
        </text:list-item>
        <text:list-item>
          <text:p text:style-name="P5">Set UTF-8 as default encoding/collation<text:s/></text:p>
        </text:list-item>
        <text:list-item>
          <text:p text:style-name="P6">Login as root and do the following steps:<text:s/></text:p>
          <text:list text:continue-numbering="true">
            <text:list-item>
              <text:p text:style-name="P7"><text:span text:style-name="T8">Create<text:s/></text:span><text:span text:style-name="T9">DB-User plato identified by password plato</text:span><text:span text:style-name="T10"><text:line-break/></text:span><text:span text:style-name="T11">(</text:span><text:span text:style-name="T12">create user plato identified by 'plato';</text:span><text:span text:style-name="T13">)<text:s/></text:span></text:p>
            </text:list-item>
            <text:list-item>
              <text:p text:style-name="P14"><text:span text:style-name="T15">Create Database platodb7</text:span><text:span text:style-name="T16"><text:line-break/></text:span><text:span text:style-name="T17">(</text:span><text:span text:style-name="T18">create database platodb7</text:span><text:span text:style-name="T19">)<text:s/></text:span></text:p>
            </text:list-item>
            <text:list-item>
              <text:p text:style-name="P20"><text:span text:style-name="T21">Grant all priviliges on database platodb7 to user plato</text:span><text:span text:style-name="T22"><text:line-break/></text:span><text:span text:style-name="T23">(</text:span><text:span text:style-name="T24">grant all privileges on platodb7.* to plato;</text:span><text:span text:style-name="T25">)<text:s/></text:span></text:p>
            </text:list-item>
          </text:list>
        </text:list-item>
      </text:list>
      <text:p text:style-name="P26"/>
      <text:p text:style-name="P27">To be able<text:s/>to run db-related tests, you have to setup a test-db as well:</text:p>
      <text:list text:style-name="LFO2" text:continue-numbering="true">
        <text:list-item>
          <text:p text:style-name="P28"><text:span text:style-name="T29">Create Database platodb7test</text:span><text:span text:style-name="T30"><text:line-break/></text:span><text:span text:style-name="T31">(</text:span><text:span text:style-name="T32">create database platodb7test</text:span><text:span text:style-name="T33">)</text:span></text:p>
        </text:list-item>
        <text:list-item>
          <text:p text:style-name="P34"><text:span text:style-name="T35">Grant all priviliges on database platodb7 to user plato</text:span><text:span text:style-name="T36"><text:line-break/></text:span><text:span text:style-name="T37">(</text:span><text:span text:style-name="T38">grant all privileges on platodb7.* to plato;</text:span><text:span text:style-name="T39">)</text:span></text:p>
        </text:list-item>
      </text:list>
      <text:h text:style-name="P40" text:outline-level="3">DB-server configuration</text:h>
      <text:p text:style-name="P41">Please<text:s/>make the following changes<text:s/>on your<text:s/>MySQL config file:</text:p>
      <text:list text:style-name="LFO3" text:continue-numbering="true">
        <text:list-item>
          <text:p text:style-name="P42"><text:span text:style-name="T43">The servers maximum allowed packet size has to be increased: Add the following line in the Server Section [mysqld]:<text:s/></text:span><text:span text:style-name="T44">max_allowed_packet=128M</text:span></text:p>
        </text:list-item>
        <text:list-item>
          <text:p text:style-name="P45"><text:span text:style-name="T46">The stored procedure maximum recursion depth has to be set: Ad</text:span><text:span text:style-name="T47">d the following line in the Server Section [mysqld]:<text:s/></text:span><text:span text:style-name="T48">max_sp_recursion_depth=255</text:span></text:p>
        </text:list-item>
        <text:list-item>
          <text:p text:style-name="P49"><text:span text:style-name="T50">The thread stack size has to be adapted to make stored procedures work: Add the following line in the Server Section [mysqld]:<text:s/></text:span><text:span text:style-name="T51">thread_stack=512K</text:span></text:p>
        </text:list-item>
      </text:list>
      <text:p text:style-name="P52"/>
      <text:p text:style-name="P53">You have to restart the MySQL<text:s/>server after applying these changes.</text:p>
      <text:h text:style-name="P54" text:outline-level="2">Install required programs</text:h>
      <text:h text:style-name="P55" text:outline-level="3">FITS<text:s/></text:h>
      <text:list text:style-name="LFO4" text:continue-numbering="true">
        <text:list-item>
          <text:p text:style-name="P56">Install FITS Tool from http://code.google.com/p/fits<text:s/></text:p>
        </text:list-item>
        <text:list-item>
          <text:p text:style-name="P57">Set environment variable FITS_HOME to install directory.<text:s/></text:p>
        </text:list-item>
      </text:list>
      <text:h text:style-name="P58" text:outline-level="3">Minimee</text:h>
      <text:p text:style-name="P59">If you want to use<text:s/>Minimee services you can setup it the following<text:s/>way:</text:p>
      <text:list text:style-name="LFO5" text:continue-numbering="true">
        <text:list-item>
          <text:p text:style-name="P60">Install all tools you want to use</text:p>
        </text:list-item>
        <text:list-item>
          <text:p text:style-name="P61">Configure them<text:s/>by editing the files<text:s/>miniMEE-tool-configs.xml and miniMEE-actions.xml<text:s/>in the directory minimee/src/main/resources/data/services/</text:p>
        </text:list-item>
      </text:list>
      <text:soft-page-break/>
      <text:h text:style-name="P62" text:outline-level="2">Install and configure JBoss</text:h>
      <text:h text:style-name="P63" text:outline-level="3">Installation</text:h>
      <text:p text:style-name="P64">Please install JBoss version 7.1.0 final.</text:p>
      <text:p text:style-name="P65">The version 7.1.1 does not work yet because it contains some bugs which prevent<text:s/>planningsuite to run correctly (state of the art 15.05.2012).</text:p>
      <text:h text:style-name="P66" text:outline-level="3">Configuration</text:h>
      <text:h text:style-name="P67" text:outline-level="4">Database</text:h>
      <text:list text:style-name="LFO6" text:continue-numbering="true">
        <text:list-item>
          <text:p text:style-name="P68">Add JBoss mysql-module:</text:p>
          <text:list text:continue-numbering="true">
            <text:list-item>
              <text:p text:style-name="P69"><text:span text:style-name="T70">Download mysql-connector for java here:</text:span><text:span text:style-name="T71"><text:line-break/></text:span><text:a xlink:href="http://dev.mysql.com/downloads/mirror.php?id=407824" office:target-frame-name="_top" xlink:show="replace"><text:span text:style-name="T72">http://dev.mysql.com/do</text:span><text:bookmark-start text:name="_Hlt324861494"/><text:bookmark-start text:name="_Hlt324861495"/><text:span text:style-name="T73">w</text:span><text:bookmark-end text:name="_Hlt324861494"/><text:bookmark-end text:name="_Hlt324861495"/><text:span text:style-name="T74">nloads/mirror.php?id=407824</text:span></text:a></text:p>
            </text:list-item>
            <text:list-item>
              <text:p text:style-name="P75">If there is no modules/com/mysql/main directory in your JBoss-home directory create this directory</text:p>
            </text:list-item>
            <text:list-item>
              <text:p text:style-name="P76">Create a file module.xml in this directory with the following content:</text:p>
            </text:list-item>
          </text:list>
        </text:list-item>
      </text:list>
      <text:p text:style-name="P77">&lt;?xml version="1.0" encoding="UTF-8"?&gt;</text:p>
      <text:p text:style-name="P78"><text:s/><text:s text:c="2"/>&lt;module xmlns="urn:jboss:module:1.0" name="com.mysql"&gt;</text:p>
      <text:p text:style-name="P79"><text:s text:c="2"/><text:s text:c="2"/><text:s/>&lt;resources&gt;</text:p>
      <text:p text:style-name="P80"><text:s text:c="2"/><text:s text:c="3"/><text:s/><text:s/>&lt;resource-root path="mysql-connector-java-5.1.20-bin.jar"/&gt;</text:p>
      <text:p text:style-name="P81"><text:s text:c="2"/><text:s text:c="2"/><text:s/>&lt;/resources&gt;</text:p>
      <text:p text:style-name="P82"><text:s text:c="2"/><text:s text:c="2"/><text:s/>&lt;dependencies&gt;</text:p>
      <text:p text:style-name="P83"><text:s text:c="2"/><text:s text:c="3"/><text:s/><text:s/>&lt;module name="javax.api"/&gt;</text:p>
      <text:p text:style-name="P84"><text:s text:c="2"/><text:s text:c="2"/><text:s/>&lt;/dependencies&gt;</text:p>
      <text:p text:style-name="P85"><text:s text:c="3"/>&lt;/module&gt;</text:p>
      <text:list text:style-name="LFO6" text:continue-numbering="true">
        <text:list-item>
          <text:list>
            <text:list-item>
              <text:p text:style-name="P86">Copy the file<text:s/>mysql-connector-java-5.1.20-bin.jar from the downloaded archive into this directory</text:p>
            </text:list-item>
          </text:list>
        </text:list-item>
      </text:list>
      <text:p text:style-name="P87"/>
      <text:p text:style-name="P88">Do following changes in JBoss standalone.xml:</text:p>
      <text:list text:style-name="LFO6" text:continue-numbering="true">
        <text:list-item>
          <text:p text:style-name="P89">Please add the following datasource in the &lt;subsystem xmlns="urn:jboss:domain:datasources:1.0"&gt;, &lt;datasources&gt; section:</text:p>
        </text:list-item>
      </text:list>
      <text:p text:style-name="P90"><text:s text:c="16"/>&lt;datasource jta="true" jndi-name="java:jboss/datasources/platoDatasource" pool-name="platoDatasource" enabled="true" use-java-context="true" use-ccm="true"&gt;</text:p>
      <text:p text:style-name="P91"><text:s text:c="20"/>&lt;connection-url&gt;jdbc:mysql://localhost:3306/platodb7?useUnicode=true&amp;amp;connectionCollation=utf8_general_ci&amp;amp;characterSetResults=utf8&amp;amp;characterEncoding=UTF-8&lt;/connection-url&gt;</text:p>
      <text:p text:style-name="P92"><text:s text:c="20"/>&lt;driver&gt;mysql&lt;/driver&gt;</text:p>
      <text:p text:style-name="P93"><text:s text:c="20"/>&lt;transaction-isolation&gt;TRANSACTION_READ_COMMITTED&lt;/transaction-isolation&gt;</text:p>
      <text:p text:style-name="P94"><text:s text:c="20"/>&lt;pool&gt;</text:p>
      <text:p text:style-name="P95"><text:s text:c="23"/><text:s/>&lt;min-pool-size&gt;1&lt;/min-pool-size&gt;</text:p>
      <text:p text:style-name="P96"><text:s text:c="24"/>&lt;max-pool-size&gt;20&lt;/max-pool-size&gt;</text:p>
      <text:p text:style-name="P97"><text:s text:c="24"/>&lt;prefill&gt;true&lt;/prefill&gt;</text:p>
      <text:p text:style-name="P98"><text:s text:c="24"/>&lt;use-strict-min&gt;false&lt;/use-strict-min&gt;</text:p>
      <text:p text:style-name="P99"><text:s text:c="24"/>&lt;flush-strategy&gt;FailingConnectionOnly&lt;/flush-strategy&gt;</text:p>
      <text:p text:style-name="P100"><text:s text:c="20"/>&lt;/pool&gt;</text:p>
      <text:p text:style-name="P101"><text:s text:c="20"/>&lt;security&gt;</text:p>
      <text:p text:style-name="P102"><text:s text:c="24"/>&lt;user-name&gt;plato&lt;/user-name&gt;</text:p>
      <text:p text:style-name="P103"><text:s text:c="24"/>&lt;password&gt;plato&lt;/password&gt;</text:p>
      <text:p text:style-name="P104"><text:s text:c="20"/>&lt;/security&gt;</text:p>
      <text:p text:style-name="P105"><text:s text:c="20"/>&lt;validation&gt;</text:p>
      <text:p text:style-name="P106"><text:s text:c="2"/><text:s text:c="22"/>&lt;validate-on-match&gt;false&lt;/validate-on-match&gt;</text:p>
      <text:p text:style-name="P107"><text:s text:c="24"/>&lt;background-validation&gt;false&lt;/background-validation&gt;</text:p>
      <text:p text:style-name="P108"><text:s text:c="24"/>&lt;use-fast-fail&gt;false&lt;/use-fast-fail&gt;</text:p>
      <text:p text:style-name="P109"><text:s text:c="20"/>&lt;/validation&gt;</text:p>
      <text:p text:style-name="P110"><text:s text:c="20"/>&lt;statement&gt;</text:p>
      <text:p text:style-name="P111"><text:s text:c="24"/>&lt;prepared-statement-cache-size&gt;500&lt;/prepared-statement-cache-size&gt;</text:p>
      <text:p text:style-name="P112"><text:s text:c="24"/>&lt;share-prepared-statements&gt;true&lt;/share-prepared-statements&gt;</text:p>
      <text:p text:style-name="P113"><text:s text:c="20"/>&lt;/statement&gt;</text:p>
      <text:p text:style-name="P114"><text:s text:c="16"/>&lt;/datasource&gt;</text:p>
      <text:p text:style-name="P115"/>
      <text:list text:style-name="LFO6" text:continue-numbering="true">
        <text:list-item>
          <text:p text:style-name="P116">Please make sure that &lt;driver name="mysql" module="com.mysql"/&gt; is set in &lt;drivers&gt; section</text:p>
        </text:list-item>
      </text:list>
      <text:soft-page-break/>
      <text:h text:style-name="P117" text:outline-level="4">PicketLink</text:h>
      <text:h text:style-name="P118" text:outline-level="5">Installation</text:h>
      <text:p text:style-name="P119">PicketLink is per default included in JBoss7 starting from version 7.1.1. For all versions below this one you have to manually install<text:s/>it.<text:s/>How<text:s/>to do this<text:s/>is explained in the following.<text:line-break/>(Just for info: We cannot use JBoss 7.1.1. yet because it contains some major bus preventing the planningsuite to work properly)</text:p>
      <text:p text:style-name="P120">How to setup<text:s/>PicketLink in JBoss7 (version &lt; 7.1.1):</text:p>
      <text:list text:style-name="LFO6" text:continue-numbering="true">
        <text:list-item>
          <text:p text:style-name="P121"><text:span text:style-name="T122">Backup first the</text:span><text:span text:style-name="T123"> </text:span><text:span text:style-name="T124">${jboss.home.dir}</text:span><text:span text:style-name="T125">/modules/org/picketlink/main</text:span><text:span text:style-name="T126"> </text:span><text:span text:style-name="T127">directory;</text:span></text:p>
        </text:list-item>
        <text:list-item>
          <text:p text:style-name="P128"><text:span text:style-name="T129">cd</text:span><text:span text:style-name="T130"> </text:span><text:span text:style-name="T131">${jboss.home.dir}</text:span><text:span text:style-name="T132">/modules/org/picketlink/main</text:span><text:span text:style-name="T133">;</text:span></text:p>
        </text:list-item>
        <text:list-item>
          <text:p text:style-name="P134"><text:span text:style-name="T135">Edit the</text:span><text:span text:style-name="T136"> </text:span><text:span text:style-name="T137">module.xml</text:span><text:span text:style-name="T138"> </text:span><text:span text:style-name="T139">file like this </text:span></text:p>
        </text:list-item>
      </text:list>
      <text:p text:style-name="P140"><text:span text:style-name="T141">                    &lt;module xmlns="urn:jboss:module:1.1" name="</text:span><text:span text:style-name="T142">org.picketlink</text:span><text:span text:style-name="T143">"&gt;</text:span></text:p>
      <text:p text:style-name="P144">                             &lt;resources&gt;</text:p>
      <text:p text:style-name="P145"><text:span text:style-name="T146">                                      &lt;resource-root path="</text:span><text:span text:style-name="T147">picketlink-fed-2.0.3.Final.jar</text:span><text:span text:style-name="T148">"/&gt;</text:span></text:p>
      <text:p text:style-name="P149"><text:span text:style-name="T150">                                      &lt;resource-root path="</text:span><text:span text:style-name="T151">picketlink-bindings-2.0.3.Final.jar</text:span><text:span text:style-name="T152">"/&gt;</text:span></text:p>
      <text:p text:style-name="P153"><text:span text:style-name="T154">                                      &lt;</text:span><text:span text:style-name="T155">resource-root path="</text:span><text:span text:style-name="T156">picketlink-bindings-jboss-2.0.3.Final.jar</text:span><text:span text:style-name="T157">"/&gt;</text:span></text:p>
      <text:p text:style-name="P158">                             &lt;/resources&gt;</text:p>
      <text:p text:style-name="P159">                             &lt;dependencies&gt;</text:p>
      <text:p text:style-name="P160">                                      &lt;module name="javax.api"/&gt;</text:p>
      <text:p text:style-name="P161">                                      &lt;module name="javax.security.auth.message.api"/&gt;</text:p>
      <text:p text:style-name="P162">                                      &lt;module name="javax.security.jacc.api"/&gt;</text:p>
      <text:p text:style-name="P163">                                      &lt;module name="javax.transaction.api"/&gt;</text:p>
      <text:p text:style-name="P164">                                      &lt;module name="javax.xml.bind.api"/&gt;</text:p>
      <text:p text:style-name="P165">                                      &lt;module name="javax.xml.stream.api"/&gt;</text:p>
      <text:p text:style-name="P166">                                      &lt;module name="javax.servlet.api"/&gt;</text:p>
      <text:p text:style-name="P167">                                      &lt;module name="org.jboss.common-core"/&gt;</text:p>
      <text:p text:style-name="P168">                                      &lt;module name="org.jboss.logging"/&gt;</text:p>
      <text:p text:style-name="P169">                                      &lt;module name="org.jboss.as.web"/&gt;</text:p>
      <text:p text:style-name="P170">                                      &lt;module name="org.jboss.security.xacml"/&gt;</text:p>
      <text:p text:style-name="P171"><text:span text:style-name="T172">                                     <text:s/></text:span><text:span text:style-name="T173">&lt;</text:span><text:span text:style-name="T174">module name="org.picketbox"/&gt;</text:span></text:p>
      <text:p text:style-name="P175">                                      &lt;module name="javax.xml.ws.api"/&gt;</text:p>
      <text:p text:style-name="P176">                                      &lt;module name="org.apache.log4j"/&gt;</text:p>
      <text:p text:style-name="P177"><text:span text:style-name="T178">                                     </text:span><text:span text:style-name="T179"> </text:span><text:span text:style-name="T180">&lt;module name="sun.jdk"/&gt;</text:span></text:p>
      <text:p text:style-name="P181"><text:span text:style-name="T182">                   </text:span><text:span text:style-name="T183">         <text:s/></text:span><text:span text:style-name="T184">&lt;/dependencies&gt;</text:span></text:p>
      <text:p text:style-name="P185"><text:span text:style-name="T186">                   <text:s/></text:span><text:span text:style-name="T187">&lt;/module&gt;</text:span></text:p>
      <text:p text:style-name="P188"/>
      <text:list text:style-name="LFO6" text:continue-numbering="true">
        <text:list-item>
          <text:p text:style-name="P189"><text:span text:style-name="T190">cd</text:span> <text:span text:style-name="T191">${jboss.home.dir}</text:span><text:span text:style-name="T192">/modules/sun/jdk/main</text:span><text:span text:style-name="T193">;</text:span></text:p>
        </text:list-item>
        <text:list-item>
          <text:p text:style-name="P194">Edit module.xml like this:</text:p>
        </text:list-item>
      </text:list>
      <text:p text:style-name="P195"><text:span text:style-name="T196">                    &lt;module xmlns="urn:jboss:module:1.1" name="</text:span><text:span text:style-name="T197">sun.jdk</text:span><text:span text:style-name="T198">"&gt;</text:span></text:p>
      <text:p text:style-name="P199">                        <text:s/>&lt;resources&gt;</text:p>
      <text:p text:style-name="P200">                              ...</text:p>
      <text:p text:style-name="P201">                         &lt;/resources&gt;</text:p>
      <text:p text:style-name="P202">                         &lt;dependencies&gt;</text:p>
      <text:p text:style-name="P203">                              &lt;system export="true"&gt;</text:p>
      <text:p text:style-name="P204">                                   &lt;paths&gt;</text:p>
      <text:p text:style-name="P205">                                        ...</text:p>
      <text:p text:style-name="P206"><text:span text:style-name="T207">                                       </text:span><text:span text:style-name="T208"> </text:span><text:span text:style-name="T209">&lt;!-- Add this lines --&gt;</text:span></text:p>
      <text:p text:style-name="P210"><text:span text:style-name="T211">                                        &lt;path name="javax/xml/crypto/dsig"/&gt;</text:span></text:p>
      <text:p text:style-name="P212"><text:span text:style-name="T213">                                        &lt;path name="javax/xml/crypto"/&gt;</text:span></text:p>
      <text:p text:style-name="P214"><text:span text:style-name="T215">                                        &lt;pa</text:span><text:span text:style-name="T216">th name="javax/xml/crypto/dsig/dom"/&gt;</text:span></text:p>
      <text:p text:style-name="P217"><text:span text:style-name="T218">                                        &lt;path name="javax/xml/crypto/dsig/keyinfo"/&gt;</text:span></text:p>
      <text:p text:style-name="P219"><text:span text:style-name="T220">                                        &lt;path name="com/sun/org/apache/xml/internal/security/transforms/implementations"/&gt;</text:span></text:p>
      <text:p text:style-name="P221"><text:span text:style-name="T222">          </text:span><text:span text:style-name="T223">                             <text:s/></text:span><text:span text:style-name="T224">&lt;path name="org/jcp/xml/dsig/internal/dom"/&gt;                                       </text:span></text:p>
      <text:soft-page-break/>
      <text:p text:style-name="P225"><text:span text:style-name="T226">                                   &lt;/paths&gt;</text:span></text:p>
      <text:p text:style-name="P227">                              &lt;/system&gt;</text:p>
      <text:p text:style-name="P228">                         &lt;/dependencies&gt;</text:p>
      <text:p text:style-name="P229">                    &lt;/module&gt;   </text:p>
      <text:p text:style-name="P230"/>
      <text:list text:style-name="LFO6" text:continue-numbering="true">
        <text:list-item>
          <text:p text:style-name="P231"><text:span text:style-name="T232">cd</text:span><text:span text:style-name="T233"> </text:span><text:span text:style-name="T234">${jboss.home.dir}</text:span><text:span text:style-name="T235">/modules/org/picketlink/main</text:span><text:span text:style-name="T236">;</text:span></text:p>
        </text:list-item>
        <text:list-item>
          <text:p text:style-name="P237">Delete all jar files in this directory</text:p>
        </text:list-item>
        <text:list-item>
          <text:p text:style-name="P238"><text:span text:style-name="T239">Download PicketLink 2.0.3. jars for JBoss AS 7.1.x here:</text:span><text:span text:style-name="T240"><text:line-break/></text:span><text:a xlink:href="http://dl.dropbox.com/u/20060733/picketlink-jars-as7-2.0.3.Final.zip" office:target-frame-name="_top" xlink:show="replace">http://dl.dropbox.com/u/20060733/picketlink-jars-as7-2.0.3.Final.zip</text:a></text:p>
        </text:list-item>
        <text:list-item>
          <text:p text:style-name="P241">Copy all PicketLink 2.0.3 jars into this directory</text:p>
        </text:list-item>
      </text:list>
      <text:h text:style-name="P242" text:outline-level="5">Configuration</text:h>
      <text:p text:style-name="P243">Now the server has to be set-up to be able to use PicketLink.</text:p>
      <text:p text:style-name="P244"/>
      <text:list text:style-name="LFO8" text:continue-numbering="true">
        <text:list-item>
          <text:p text:style-name="P245">Changes to be done in standalone.xml</text:p>
        </text:list-item>
      </text:list>
      <text:p text:style-name="P246">In &lt;subsystem xmlns="urn:jboss:domain:security:1.1"&gt;, &lt;security-domains&gt; add the following security-domains:</text:p>
      <text:p text:style-name="P247"><text:s text:c="16"/>&lt;security-domain name="idp" cache-type="default"&gt;</text:p>
      <text:p text:style-name="P248"><text:s text:c="20"/>&lt;authentication&gt;</text:p>
      <text:p text:style-name="P249"><text:s text:c="24"/>&lt;login-module<text:s/>code="org.jboss.security.auth.spi.DatabaseServerLoginModule" flag="required"&gt;</text:p>
      <text:p text:style-name="P250"><text:s text:c="28"/>&lt;module-option name="unauthenticatedIdentity" value="guest"/&gt;</text:p>
      <text:p text:style-name="P251"><text:s text:c="28"/>&lt;module-option name="dsJndiName" value="java:jboss/datasources/platoDatasource"/&gt;</text:p>
      <text:p text:style-name="P252"><text:s text:c="28"/>&lt;module-option name="principalsQuery" value="SELECT password FROM IdpUser WHERE username=?"/&gt;</text:p>
      <text:p text:style-name="P253"><text:s text:c="28"/>&lt;module-option name="rolesQuery" value="SELECT r.rolename as Role, 'Roles' as RoleGroup FROM IdpUser u, IdpUser_IdpRole ur, IdpRole r WHERE u.username=?"/&gt;</text:p>
      <text:p text:style-name="P254"><text:s text:c="28"/>&lt;module-option name="hashAlgorithm" value="MD5"/&gt;</text:p>
      <text:p text:style-name="P255"><text:s text:c="28"/>&lt;module-option name="hashEncoding" value="hex"/&gt;</text:p>
      <text:p text:style-name="P256"><text:s text:c="24"/>&lt;/login-module&gt;</text:p>
      <text:p text:style-name="P257"><text:s text:c="20"/>&lt;/authentication&gt;</text:p>
      <text:p text:style-name="P258"><text:s text:c="16"/>&lt;/security-domain&gt;</text:p>
      <text:p text:style-name="P259"><text:s text:c="16"/>&lt;security-domain name="sp" cache-type="default"&gt;</text:p>
      <text:p text:style-name="P260"><text:s text:c="20"/>&lt;authentication&gt;</text:p>
      <text:p text:style-name="P261"><text:s text:c="24"/>&lt;login-module<text:s/>code="org.picketlink.identity.federation.bindings.jboss.auth.SAML2LoginModule" flag="required"/&gt;</text:p>
      <text:p text:style-name="P262"><text:s text:c="20"/>&lt;/authentication&gt;</text:p>
      <text:p text:style-name="P263"><text:s text:c="16"/>&lt;/security-domain&gt;</text:p>
      <text:h text:style-name="P264" text:outline-level="4">General</text:h>
      <text:p text:style-name="P265">In standalone.xml:</text:p>
      <text:p text:style-name="P266">Under &lt;subsystem xmlns="urn:jboss:domain:deployment-scanner:1.1"&gt; add the attribute deployment-timeout=”300” to the deployment-scanner tag.</text:p>
      <text:h text:style-name="P267" text:outline-level="2">Build and deploy</text:h>
      <text:p text:style-name="P268">Prerequisites:</text:p>
      <text:list text:style-name="LFO9" text:continue-numbering="true">
        <text:list-item>
          <text:p text:style-name="P269">You need maven version 3 to build the following projects.</text:p>
        </text:list-item>
        <text:list-item>
          <text:p text:style-name="P270">You need a GIT-client to check out the source code of the following projects</text:p>
        </text:list-item>
      </text:list>
      <text:h text:style-name="P271" text:outline-level="3">Planningsuite</text:h>
      <text:p text:style-name="P272">Checkout planningsuite source code from ifs-internal GIT server:</text:p>
      <text:p text:style-name="P273">git clone git@harmonia.ifs.tuwien.ac.at:planningsuite</text:p>
      <text:p text:style-name="P274"/>
      <text:p text:style-name="P275">First of all please stop your JBoss Server. After you have done the steps in this section you can start it up again.</text:p>
      <text:p text:style-name="P276"/>
      <text:p text:style-name="P277">How to<text:s/>build and deploy the planningsuite-ear.ear:</text:p>
      <text:list text:style-name="LFO10" text:continue-numbering="true">
        <text:list-item>
          <text:p text:style-name="P278">Go into the planningsuite folder</text:p>
        </text:list-item>
        <text:list-item>
          <text:p text:style-name="P279"><text:span text:style-name="T280">Execute</text:span><text:span text:style-name="T281"><text:line-break/></text:span><text:span text:style-name="T282">mvn clean</text:span></text:p>
        </text:list-item>
        <text:list-item>
          <text:p text:style-name="P283"><text:span text:style-name="T284">Execute</text:span><text:span text:style-name="T285"><text:line-break/></text:span><text:span text:style-name="T286">mvn package –Dmaven.test.skip</text:span></text:p>
        </text:list-item>
        <text:list-item>
          <text:p text:style-name="P287"><text:span text:style-name="T288">Copy the<text:s/></text:span><text:span text:style-name="T289">folder</text:span><text:span text:style-name="T290"><text:s/>planningsuite-ear/target/planningsuite-ear</text:span><text:span text:style-name="T291"><text:line-break/></text:span><text:span text:style-name="T292">into your JBoss deploy folder and rename it to planningsuite-ear</text:span><text:span text:style-name="T293">.ear</text:span></text:p>
        </text:list-item>
        <text:list-item>
          <text:p text:style-name="P294">Add a file named planningsuite-ear.ear.dodeploy to JBoss deploy folder</text:p>
        </text:list-item>
        <text:list-item>
          <text:p text:style-name="P295">If your database is set up for the first time please edit the file planningsuite-ear.ear/META-INF/persistence.xml in your JBoss deploy folder, and set hibernate.hbm2dll.auto to create.<text:line-break/>This setting setups the database the right way. After the first JBoss startup please set it back to update again.</text:p>
        </text:list-item>
      </text:list>
      <text:h text:style-name="P296" text:outline-level="3">IDP</text:h>
      <text:p text:style-name="P297">How to deploy the idp.war:</text:p>
      <text:list text:style-name="LFO10" text:continue-numbering="true">
        <text:list-item>
          <text:p text:style-name="P298"><text:span text:style-name="T299">Copy the<text:s/></text:span><text:span text:style-name="T300">folder</text:span><text:span text:style-name="T301"><text:s/>idp/target/idp</text:span><text:span text:style-name="T302"><text:line-break/></text:span><text:span text:style-name="T303">into your JBoss deploy folder and rename it to idp.war.</text:span></text:p>
        </text:list-item>
        <text:list-item>
          <text:p text:style-name="P304">Add a file named idp.war.dodeploy to JBoss deploy folder</text:p>
        </text:list-item>
        <text:list-item>
          <text:p text:style-name="P305">If your database is set up for the first time please edit the file idp.war/WEB-INF/classes/persistence.xml in your JBoss deploy folder, and set hibernate.hbm2dll.auto to create.<text:line-break/>This setting setups the database the<text:s/>right way. After the first JBoss startup please set it back to update again.</text:p>
        </text:list-item>
      </text:list>
      <text:h text:style-name="P306" text:outline-level="2">General</text:h>
      <text:p text:style-name="P307">Assure that a folder named “tmp” exists on your system drive (this is necessary for import/export of plans). For a windows system this is “C:\tmp”.</text:p>
      <text:p text:style-name="P3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Sans Unicode" svg:font-family="Lucida Sans Unicode" style:font-family-generic="swiss" style:font-pitch="variable" svg:panose-1="2 11 6 2 3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style:font-name-asian="Times New Roman" fo:color="#243F6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AT" fo:hyphenate="false"/>
    </style:style>
    <style:style style:name="apple-converted-space" style:display-name="apple-converted-space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Lucida Sans Unicode" style:font-name-complex="Lucida Sans Unicode" fo:color="#555555" fo:font-size="9pt" style:font-size-asian="9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number text:level="1" text:style-name="WW_CharLFO11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arkus Hamm</meta:initial-creator>
    <dc:creator>Markus Hamm</dc:creator>
    <meta:creation-date>2012-05-15T14:13:00Z</meta:creation-date>
    <dc:date>2012-05-15T14:41:00Z</dc:date>
    <meta:template xlink:href="Normal.dotm" xlink:type="simple"/>
    <meta:editing-cycles>13</meta:editing-cycles>
    <meta:editing-duration>PT0S</meta:editing-duration>
    <meta:document-statistic meta:page-count="5" meta:paragraph-count="23" meta:word-count="1597" meta:character-count="11639" meta:row-count="83" meta:non-whitespace-character-count="10065"/>
  </office:meta>
</office:document-meta>
</file>